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weight="bold" officeooo:rsid="001c7638" officeooo:paragraph-rsid="001c7638" style:font-weight-asian="bold" style:font-weight-complex="bold"/>
    </style:style>
    <style:style style:name="P2" style:family="paragraph" style:parent-style-name="Standard">
      <style:text-properties officeooo:rsid="000b8320" officeooo:paragraph-rsid="001c7638"/>
    </style:style>
    <style:style style:name="P3" style:family="paragraph" style:parent-style-name="Standard" style:list-style-name="L1">
      <style:text-properties officeooo:rsid="000b8320" officeooo:paragraph-rsid="001c7638"/>
    </style:style>
    <style:style style:name="P4" style:family="paragraph" style:parent-style-name="Standard">
      <style:text-properties officeooo:rsid="001d2f8f" officeooo:paragraph-rsid="001d2f8f"/>
    </style:style>
    <style:style style:name="P5" style:family="paragraph" style:parent-style-name="Standard" style:list-style-name="L2">
      <style:text-properties officeooo:rsid="001d2f8f" officeooo:paragraph-rsid="001d2f8f"/>
    </style:style>
    <style:style style:name="P6" style:family="paragraph" style:parent-style-name="Standard">
      <style:text-properties officeooo:rsid="001ebc8b" officeooo:paragraph-rsid="001ebc8b"/>
    </style:style>
    <style:style style:name="P7" style:family="paragraph" style:parent-style-name="Standard" style:list-style-name="L3">
      <style:text-properties officeooo:rsid="001ebc8b" officeooo:paragraph-rsid="001ebc8b"/>
    </style:style>
    <style:style style:name="P8" style:family="paragraph" style:parent-style-name="Standard">
      <style:text-properties officeooo:rsid="00219643" officeooo:paragraph-rsid="00219643"/>
    </style:style>
    <style:style style:name="P9" style:family="paragraph" style:parent-style-name="Standard" style:list-style-name="L4">
      <style:text-properties officeooo:rsid="00219643" officeooo:paragraph-rsid="00219643"/>
    </style:style>
    <style:style style:name="P10" style:family="paragraph" style:parent-style-name="Standard">
      <style:text-properties officeooo:rsid="0022c71a" officeooo:paragraph-rsid="0022c71a"/>
    </style:style>
    <style:style style:name="P11" style:family="paragraph" style:parent-style-name="Standard" style:list-style-name="L5">
      <style:text-properties officeooo:rsid="0022c71a" officeooo:paragraph-rsid="0022c71a"/>
    </style:style>
    <style:style style:name="P12" style:family="paragraph" style:parent-style-name="Standard" style:list-style-name="L6">
      <style:text-properties officeooo:rsid="0022c71a" officeooo:paragraph-rsid="0022c71a"/>
    </style:style>
    <style:style style:name="P13" style:family="paragraph" style:parent-style-name="Standard">
      <style:text-properties officeooo:rsid="00230690" officeooo:paragraph-rsid="00230690"/>
    </style:style>
    <style:style style:name="P14" style:family="paragraph" style:parent-style-name="Standard" style:list-style-name="L7">
      <style:text-properties officeooo:rsid="00230690" officeooo:paragraph-rsid="00230690"/>
    </style:style>
    <style:style style:name="P15" style:family="paragraph" style:parent-style-name="Standard" style:list-style-name="L7">
      <style:text-properties officeooo:rsid="0024f59d" officeooo:paragraph-rsid="0024f59d"/>
    </style:style>
    <style:style style:name="P16" style:family="paragraph" style:parent-style-name="Standard">
      <style:text-properties officeooo:rsid="0024f59d" officeooo:paragraph-rsid="0024f59d"/>
    </style:style>
    <style:style style:name="T1" style:family="text">
      <style:text-properties officeooo:rsid="001c763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A</text:p>
      <text:p text:style-name="P2">1. <text:span text:style-name="T1">JAVA</text:span> INTRO:</text:p>
      <text:list text:style-name="L1">
        <text:list-item>
          <text:p text:style-name="P3">Java is a popular and powerful programming language, created in 1995.</text:p>
        </text:list-item>
        <text:list-item>
          <text:p text:style-name="P3">It is owned by Oracle, and more than 3 billion devices run Java.</text:p>
        </text:list-item>
        <text:list-item>
          <text:p text:style-name="P3">It is used for: <text:span text:style-name="T1">m</text:span>obile applications (specially Android apps), <text:span text:style-name="T1">d</text:span>esktop applications, <text:span text:style-name="T1">w</text:span>eb applications, <text:span text:style-name="T1">w</text:span>eb servers and application servers, <text:span text:style-name="T1">g</text:span>ames, <text:span text:style-name="T1">d</text:span>atabase connectio<text:span text:style-name="T1">n…</text:span></text:p>
        </text:list-item>
      </text:list>
      <text:p text:style-name="P2"/>
      <text:p text:style-name="P4">2. JAVA SYNTAX:</text:p>
      <text:list text:style-name="L2">
        <text:list-item>
          <text:p text:style-name="P5">Every line of code that runs in Java must be inside a class.</text:p>
          <text:list>
            <text:list-item>
              <text:p text:style-name="P5">A class should always start with an uppercase letter. </text:p>
            </text:list-item>
            <text:list-item>
              <text:p text:style-name="P5">Java is case-sensitive. MyClass != myclass</text:p>
            </text:list-item>
            <text:list-item>
              <text:p text:style-name="P5">The name of the Java file must match the class name. So if your class is called Main, the file must be saved as Main.java. This is because Java uses the class name to find and run your code. If the names don't match, Java will give an error.</text:p>
            </text:list-item>
            <text:list-item>
              <text:p text:style-name="P5">When saving the file, save it using the class name and add .java to the end.</text:p>
            </text:list-item>
          </text:list>
        </text:list-item>
        <text:list-item>
          <text:p text:style-name="P5">The main method is required in every Java program. It is where the program starts running:</text:p>
          <text:list>
            <text:list-item>
              <text:p text:style-name="P5">public static void main(String[] args)</text:p>
            </text:list-item>
          </text:list>
        </text:list-item>
        <text:list-item>
          <text:p text:style-name="P5">Inside the main() method, we can <text:s/>use the println() method to print a line of text to the screen:</text:p>
          <text:list>
            <text:list-item>
              <text:p text:style-name="P5">public static void main(String[] args) {</text:p>
            </text:list-item>
            <text:list-item>
              <text:p text:style-name="P5"><text:s text:c="2"/>System.out.println("Hello World");</text:p>
            </text:list-item>
            <text:list-item>
              <text:p text:style-name="P5">}</text:p>
            </text:list-item>
          </text:list>
        </text:list-item>
      </text:list>
      <text:p text:style-name="P4"/>
      <text:p text:style-name="P6">3. JAVA STATEMENTS:</text:p>
      <text:list text:style-name="L3">
        <text:list-item>
          <text:p text:style-name="P7">A computer program is a list of "instructions" to be "executed" by a computer.</text:p>
        </text:list-item>
        <text:list-item>
          <text:p text:style-name="P7">In a programming language, these programming instructions are called statements.</text:p>
        </text:list-item>
        <text:list-item>
          <text:p text:style-name="P7">It is important that you end the statement with a semicolon ;.</text:p>
        </text:list-item>
      </text:list>
      <text:p text:style-name="P6"/>
      <text:p text:style-name="P8">4. JAVA OUTPUT/PRINT:</text:p>
      <text:list text:style-name="L4">
        <text:list-item>
          <text:p text:style-name="P9">System.out.println("Hello World!");</text:p>
        </text:list-item>
        <text:list-item>
          <text:p text:style-name="P9">Text must be wrapped inside double quotations marks "".</text:p>
        </text:list-item>
        <text:list-item>
          <text:p text:style-name="P9">There is also a print() method, which is similar to println(). The only difference is that it does not insert a new line at the end of the output:</text:p>
          <text:list>
            <text:list-item>
              <text:p text:style-name="P9">System.out.print("Hello World! ");</text:p>
            </text:list-item>
            <text:list-item>
              <text:p text:style-name="P9">System.out.print("I will print on the same line.");</text:p>
            </text:list-item>
          </text:list>
        </text:list-item>
      </text:list>
      <text:p text:style-name="P8"/>
      <text:p text:style-name="P10">5. JAVA OUTPUT NUMBERS:</text:p>
      <text:list text:style-name="L5">
        <text:list-item>
          <text:p text:style-name="P11">You can also use the println() method to print numbers. However, unlike text, we don't put numbers inside double quotes:</text:p>
          <text:list>
            <text:list-item>
              <text:p text:style-name="P11">System.out.println(358);</text:p>
            </text:list-item>
          </text:list>
        </text:list-item>
        <text:list-item>
          <text:p text:style-name="P11">You can also perform mathematical calculations inside the println() method:</text:p>
          <text:list>
            <text:list-item>
              <text:p text:style-name="P11">System.out.println(3 * 5);</text:p>
            </text:list-item>
          </text:list>
        </text:list-item>
      </text:list>
      <text:p text:style-name="P10"/>
      <text:p text:style-name="P10">6. JAVA COMMENTS:</text:p>
      <text:list text:style-name="L6">
        <text:list-item>
          <text:p text:style-name="P12">Single-line comments start with two forward slashes (//).</text:p>
        </text:list-item>
        <text:list-item>
          <text:p text:style-name="P12">Multi-line comments start with /* and ends with */.</text:p>
        </text:list-item>
      </text:list>
      <text:p text:style-name="P10"/>
      <text:p text:style-name="P13">7. JAVA VARIABLES:</text:p>
      <text:list text:style-name="L7">
        <text:list-item>
          <text:p text:style-name="P14">Variables are containers for storing data values.</text:p>
        </text:list-item>
        <text:list-item>
          <text:p text:style-name="P14">In Java, there are different types of variables:</text:p>
          <text:list>
            <text:list-item>
              <text:p text:style-name="P14">String - stores text, such as "Hello". String values are surrounded by double quotes.</text:p>
            </text:list-item>
            <text:list-item>
              <text:p text:style-name="P14">int - stores integers (whole numbers), without decimals, such as 123 or -123.</text:p>
            </text:list-item>
            <text:list-item>
              <text:p text:style-name="P14"><text:soft-page-break/>float - stores floating point numbers, with decimals, such as 19.99 or -19.99.</text:p>
            </text:list-item>
            <text:list-item>
              <text:p text:style-name="P14">char - stores single characters, such as 'a' or 'B'. Char values are surrounded by single quotes.</text:p>
            </text:list-item>
            <text:list-item>
              <text:p text:style-name="P14">boolean - stores values with two states: true or false.</text:p>
            </text:list-item>
          </text:list>
        </text:list-item>
        <text:list-item>
          <text:p text:style-name="P14">Basic syntax to create a variable in Java:</text:p>
          <text:list>
            <text:list-item>
              <text:p text:style-name="P14">type variableName = value;</text:p>
            </text:list-item>
            <text:list-item>
              <text:p text:style-name="P14">int myNum = 15;</text:p>
            </text:list-item>
          </text:list>
        </text:list-item>
        <text:list-item>
          <text:p text:style-name="P14">You can also declare a variable without assigning the value, and assign the value later:</text:p>
          <text:list>
            <text:list-item>
              <text:p text:style-name="P14">int myNum;</text:p>
            </text:list-item>
            <text:list-item>
              <text:p text:style-name="P14">myNum = 15;</text:p>
            </text:list-item>
            <text:list-item>
              <text:p text:style-name="P14">System.out.println(myNum);</text:p>
            </text:list-item>
          </text:list>
        </text:list-item>
        <text:list-item>
          <text:p text:style-name="P14">Note that if you assign a new value to an existing variable, it will overwrite the previous value:</text:p>
          <text:list>
            <text:list-item>
              <text:p text:style-name="P14">int myNum = 15;</text:p>
            </text:list-item>
            <text:list-item>
              <text:p text:style-name="P14">myNum = 20; <text:s/>// myNum is now 20</text:p>
            </text:list-item>
            <text:list-item>
              <text:p text:style-name="P14">System.out.println(myNum);</text:p>
            </text:list-item>
          </text:list>
        </text:list-item>
        <text:list-item>
          <text:p text:style-name="P14">If you don't want others (or yourself) to overwrite existing values, use the final keyword (this will declare the variable as "final" or "constant", which means unchangeable and read-only):</text:p>
          <text:list>
            <text:list-item>
              <text:p text:style-name="P14">final int myNum = 15;</text:p>
            </text:list-item>
            <text:list-item>
              <text:p text:style-name="P14">myNum = 20; <text:s/>// will generate an error: cannot assign a value to a final variable</text:p>
            </text:list-item>
          </text:list>
        </text:list-item>
        <text:list-item>
          <text:p text:style-name="P15">Other types:</text:p>
          <text:list>
            <text:list-item>
              <text:p text:style-name="P15">int myNum = 5;</text:p>
            </text:list-item>
            <text:list-item>
              <text:p text:style-name="P15">float myFloatNum = 5.99f;</text:p>
            </text:list-item>
            <text:list-item>
              <text:p text:style-name="P15">char myLetter = 'D';</text:p>
            </text:list-item>
            <text:list-item>
              <text:p text:style-name="P15">boolean myBool = true;</text:p>
            </text:list-item>
            <text:list-item>
              <text:p text:style-name="P15">String myText = "Hello";</text:p>
            </text:list-item>
          </text:list>
        </text:list-item>
      </text:list>
      <text:p text:style-name="P13"/>
      <text:p text:style-name="P16">8. JAVA PRINT VARIABLES:</text:p>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1T08:52:31.532850200</meta:creation-date>
    <dc:date>2025-10-21T10:07:51.436972000</dc:date>
    <meta:editing-duration>PT27M12S</meta:editing-duration>
    <meta:editing-cycles>4</meta:editing-cycles>
    <meta:generator>LibreOffice/25.8.1.1$Windows_X86_64 LibreOffice_project/54047653041915e595ad4e45cccea684809c77b5</meta:generator>
    <meta:document-statistic meta:table-count="0" meta:image-count="0" meta:object-count="0" meta:page-count="2" meta:paragraph-count="64" meta:word-count="628" meta:character-count="3463" meta:non-whitespace-character-count="2948"/>
  </office:meta>
</office:document-meta>
</file>